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2023-10-31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648" calcext:value-type="float">
            <text:p>108.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2022-10-11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0352" calcext:value-type="float">
            <text:p>107.21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2021-10-21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04368" calcext:value-type="float">
            <text:p>102.0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2020-10-20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2144" calcext:value-type="float">
            <text:p>100.21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2019-10-16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1792" calcext:value-type="float">
            <text:p>99.6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2018-10-22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7856" calcext:value-type="float">
            <text:p>97.9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2017-10-05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1624" calcext:value-type="float">
            <text:p>96.0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2016-10-05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2015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201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201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2704" calcext:value-type="float">
            <text:p>85.6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201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201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200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200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200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200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200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2004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200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200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200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200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9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9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9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9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9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1104" calcext:value-type="float">
            <text:p>65.22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9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9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2928" calcext:value-type="float">
            <text:p>63.8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90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89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88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2968" calcext:value-type="float">
            <text:p>60.32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87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86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0576" calcext:value-type="float">
            <text:p>54.9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85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948" calcext:value-type="float">
            <text:p>52.9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84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84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076" calcext:value-type="float">
            <text:p>51.8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84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9424" calcext:value-type="float">
            <text:p>51.7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84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548" calcext:value-type="float">
            <text:p>51.4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84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7384" calcext:value-type="float">
            <text:p>50.6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8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8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9128" calcext:value-type="float">
            <text:p>44.8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8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2832" calcext:value-type="float">
            <text:p>43.2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7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78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74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7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7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73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7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73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72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72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7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7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7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7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7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7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71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71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7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7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7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70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70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70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70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70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70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70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7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7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7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69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69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6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6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6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68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6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6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6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6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67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67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67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67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66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66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6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66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66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64101</text:p>
          </table:table-cell>
          <table:table-cell office:value-type="string" calcext:value-type="string">
            <text:p>1965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11" meta:object-count="0"/>
    <meta:user-defined meta:name="AppVersion">3.0</meta:user-defined>
  </office:meta>
</office:document-meta>
</file>